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800000" loext:opacity="100%" style:font-name="Monospace" fo:font-size="10pt" fo:font-weight="bold" fo:background-color="#e8f2fe" loext:char-shading-value="0" style:font-size-asian="10pt" style:font-weight-asian="bold"/>
    </style:style>
    <style:style style:name="T3" style:family="text">
      <style:text-properties fo:color="#800000" loext:opacity="100%" style:font-name="Monospace" fo:font-size="10pt" fo:font-weight="bold" fo:background-color="#e8f2fe" loext:char-shading-value="0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fo:background-color="#e8f2fe" loext:char-shading-value="0" style:font-size-asian="10pt"/>
    </style:style>
    <style:style style:name="T6" style:family="text">
      <style:text-properties fo:color="#000000" loext:opacity="100%" style:font-name="Monospace" fo:font-size="10pt" fo:background-color="#e8f2fe" loext:char-shading-value="0" style:font-size-asian="10pt"/>
    </style:style>
    <style:style style:name="T7" style:family="text">
      <style:text-properties fo:color="#8e00c6" loext:opacity="100%" style:font-name="Monospace" fo:font-size="10pt" style:font-size-asian="10pt"/>
    </style:style>
    <style:style style:name="T8" style:family="text">
      <style:text-properties fo:color="#8e00c6" loext:opacity="100%" style:font-name="Monospace" fo:font-size="10pt" fo:background-color="#e8f2fe" loext:char-shading-value="0" style:font-size-asian="10pt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fo:color="#006464" loext:opacity="100%" style:font-name="Monospace" fo:font-size="10pt" style:font-size-asian="10pt"/>
    </style:style>
    <style:style style:name="T12" style:family="text">
      <style:text-properties fo:color="#006464" loext:opacity="100%" style:font-name="Monospace" fo:font-size="10pt" fo:background-color="#e8f2fe" loext:char-shading-value="0" style:font-size-asian="10pt"/>
    </style:style>
    <style:style style:name="T13" style:family="text">
      <style:text-properties fo:color="#ff0000" loext:opacity="100%" style:font-name="Monospace" fo:font-size="10pt" style:font-size-asian="10pt"/>
    </style:style>
    <style:style style:name="T14" style:family="text">
      <style:text-properties fo:color="#ff0000" loext:opacity="100%" style:font-name="Monospace" fo:font-size="10pt" fo:background-color="#e8f2fe" loext:char-shading-value="0" style:font-size-asian="10pt"/>
    </style:style>
    <style:style style:name="T15" style:family="text">
      <style:text-properties fo:color="#000080" loext:opacity="100%" style:font-name="Monospace" fo:font-size="10pt" fo:font-weight="bold" style:font-size-asian="10pt" style:font-weight-asian="bold"/>
    </style:style>
    <style:style style:name="T16" style:family="text">
      <style:text-properties fo:color="#0000ff" loext:opacity="100%" style:font-name="Monospace" fo:font-size="10pt" style:font-size-asian="10pt"/>
    </style:style>
    <style:style style:name="T17" style:family="text">
      <style:text-properties fo:color="#008000" loext:opacity="100%" style:font-name="Monospace" fo:font-size="10pt" style:font-size-asian="10pt"/>
    </style:style>
    <style:style style:name="T18" style:family="text">
      <style:text-properties fo:color="#008000" loext:opacity="100%"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0"><text:span text:style-name="T2">insert</text:span><text:span text:style-name="T4"> </text:span><text:span text:style-name="T1">into</text:span><text:span text:style-name="T4"> </text:span><text:span text:style-name="T7">users</text:span><text:span text:style-name="T4"> (</text:span><text:span text:style-name="T11">login</text:span><text:span text:style-name="T4">, </text:span><text:span text:style-name="T11">name</text:span><text:span text:style-name="T4">, </text:span><text:span text:style-name="T11">email</text:span><text:span text:style-name="T4">, </text:span><text:span text:style-name="T11">phone</text:span><text:span text:style-name="T4">) </text:span><text:span text:style-name="T1">values</text:span><text:span text:style-name="T4"> (</text:span><text:span text:style-name="T17">'a'</text:span><text:span text:style-name="T4">, </text:span><text:span text:style-name="T17">'Sasha'</text:span><text:span text:style-name="T4">, </text:span><text:span text:style-name="T17">'...@gmail.com'</text:span><text:span text:style-name="T4">,</text:span><text:span text:style-name="T17">'111'</text:span><text:span text:style-name="T4">)</text:span><text:span text:style-name="T13">;</text:span></text:p>
      <text:p text:style-name="P1" loext:marker-style-name="T10"><text:span text:style-name="T1">insert</text:span><text:span text:style-name="T4"> </text:span><text:span text:style-name="T1">into</text:span><text:span text:style-name="T4"> </text:span><text:span text:style-name="T7">users</text:span><text:span text:style-name="T4"> (</text:span><text:span text:style-name="T11">login</text:span><text:span text:style-name="T4">, </text:span><text:span text:style-name="T11">name</text:span><text:span text:style-name="T4">, </text:span><text:span text:style-name="T11">email</text:span><text:span text:style-name="T4">, </text:span><text:span text:style-name="T11">phone</text:span><text:span text:style-name="T4">) </text:span><text:span text:style-name="T1">values</text:span><text:span text:style-name="T4"> (</text:span><text:span text:style-name="T17">'e'</text:span><text:span text:style-name="T4">, </text:span><text:span text:style-name="T17">'Elena'</text:span><text:span text:style-name="T4">, </text:span><text:span text:style-name="T17">'...@gmail.com'</text:span><text:span text:style-name="T4">,</text:span><text:span text:style-name="T17">'111'</text:span><text:span text:style-name="T4">)</text:span><text:span text:style-name="T13">;</text:span></text:p>
      <text:p text:style-name="P1" loext:marker-style-name="T10"><text:span text:style-name="T1">insert</text:span><text:span text:style-name="T4"> </text:span><text:span text:style-name="T1">into</text:span><text:span text:style-name="T4"> </text:span><text:span text:style-name="T7">users</text:span><text:span text:style-name="T4"> (</text:span><text:span text:style-name="T11">login</text:span><text:span text:style-name="T4">, </text:span><text:span text:style-name="T11">name</text:span><text:span text:style-name="T4">, </text:span><text:span text:style-name="T11">email</text:span><text:span text:style-name="T4">, </text:span><text:span text:style-name="T11">phone</text:span><text:span text:style-name="T4">) </text:span><text:span text:style-name="T1">values</text:span><text:span text:style-name="T4"> (</text:span><text:span text:style-name="T17">'s'</text:span><text:span text:style-name="T4">, </text:span><text:span text:style-name="T17">'Sergei'</text:span><text:span text:style-name="T4">, </text:span><text:span text:style-name="T17">'...@gmail.com'</text:span><text:span text:style-name="T4">,</text:span><text:span text:style-name="T17">'111'</text:span><text:span text:style-name="T4">)</text:span><text:span text:style-name="T13">;</text:span></text:p>
      <text:p text:style-name="P1" loext:marker-style-name="T10"><text:span text:style-name="T1">insert</text:span><text:span text:style-name="T4"> </text:span><text:span text:style-name="T1">into</text:span><text:span text:style-name="T4"> </text:span><text:span text:style-name="T7">users</text:span><text:span text:style-name="T4"> (</text:span><text:span text:style-name="T11">login</text:span><text:span text:style-name="T4">, </text:span><text:span text:style-name="T11">name</text:span><text:span text:style-name="T4">, </text:span><text:span text:style-name="T11">email</text:span><text:span text:style-name="T4">, </text:span><text:span text:style-name="T11">phone</text:span><text:span text:style-name="T4">) </text:span><text:span text:style-name="T1">values</text:span><text:span text:style-name="T4"> (</text:span><text:span text:style-name="T17">'v'</text:span><text:span text:style-name="T4">, </text:span><text:span text:style-name="T17">'Vitaliy'</text:span><text:span text:style-name="T4">, </text:span><text:span text:style-name="T17">'...@gmail.com'</text:span><text:span text:style-name="T4">,</text:span><text:span text:style-name="T17">'111'</text:span><text:span text:style-name="T4">)</text:span><text:span text:style-name="T13">;</text:span></text:p>
      <text:p text:style-name="P1" loext:marker-style-name="T10"><text:span text:style-name="T1">insert</text:span><text:span text:style-name="T4"> </text:span><text:span text:style-name="T1">into</text:span><text:span text:style-name="T4"> </text:span><text:span text:style-name="T7">users</text:span><text:span text:style-name="T4"> (</text:span><text:span text:style-name="T11">login</text:span><text:span text:style-name="T4">, </text:span><text:span text:style-name="T11">name</text:span><text:span text:style-name="T4">, </text:span><text:span text:style-name="T11">email</text:span><text:span text:style-name="T4">, </text:span><text:span text:style-name="T11">phone</text:span><text:span text:style-name="T4">) </text:span><text:span text:style-name="T1">values</text:span><text:span text:style-name="T4"> (</text:span><text:span text:style-name="T17">'m'</text:span><text:span text:style-name="T4">, </text:span><text:span text:style-name="T17">'Mariya'</text:span><text:span text:style-name="T4">, </text:span><text:span text:style-name="T17">'...@gmail.com'</text:span><text:span text:style-name="T4">,</text:span><text:span text:style-name="T17">'111'</text:span><text:span text:style-name="T4">)</text:span><text:span text:style-name="T13">;</text:span></text:p>
      <text:p text:style-name="P1" loext:marker-style-name="T10"><text:span text:style-name="T1">insert</text:span><text:span text:style-name="T4"> </text:span><text:span text:style-name="T1">into</text:span><text:span text:style-name="T4"> </text:span><text:span text:style-name="T7">users</text:span><text:span text:style-name="T4"> (</text:span><text:span text:style-name="T11">login</text:span><text:span text:style-name="T4">, </text:span><text:span text:style-name="T11">name</text:span><text:span text:style-name="T4">, </text:span><text:span text:style-name="T11">email</text:span><text:span text:style-name="T4">, </text:span><text:span text:style-name="T11">phone</text:span><text:span text:style-name="T4">) </text:span><text:span text:style-name="T1">values</text:span><text:span text:style-name="T4"> (</text:span><text:span text:style-name="T17">'f'</text:span><text:span text:style-name="T4">, </text:span><text:span text:style-name="T17">'Fedor'</text:span><text:span text:style-name="T4">, </text:span><text:span text:style-name="T17">'...@gmail.com'</text:span><text:span text:style-name="T4">,</text:span><text:span text:style-name="T17">'111'</text:span><text:span text:style-name="T4">)</text:span><text:span text:style-name="T13">;</text:span></text:p>
      <text:p text:style-name="P1" loext:marker-style-name="T10"><text:span text:style-name="T1">insert</text:span><text:span text:style-name="T4"> </text:span><text:span text:style-name="T1">into</text:span><text:span text:style-name="T4"> </text:span><text:span text:style-name="T7">users</text:span><text:span text:style-name="T4"> (</text:span><text:span text:style-name="T11">login</text:span><text:span text:style-name="T4">, </text:span><text:span text:style-name="T11">name</text:span><text:span text:style-name="T4">, </text:span><text:span text:style-name="T11">email</text:span><text:span text:style-name="T4">, </text:span><text:span text:style-name="T11">phone</text:span><text:span text:style-name="T4">) </text:span><text:span text:style-name="T1">values</text:span><text:span text:style-name="T4"> (</text:span><text:span text:style-name="T17">'ver'</text:span><text:span text:style-name="T4">, </text:span><text:span text:style-name="T17">'Vera'</text:span><text:span text:style-name="T4">, </text:span><text:span text:style-name="T17">'...@gmail.com'</text:span><text:span text:style-name="T4">,</text:span><text:span text:style-name="T17">'111'</text:span><text:span text:style-name="T4">)</text:span><text:span text:style-name="T13">;</text:span></text:p>
      <text:p text:style-name="P1" loext:marker-style-name="T10"><text:span text:style-name="T1">insert</text:span><text:span text:style-name="T4"> </text:span><text:span text:style-name="T1">into</text:span><text:span text:style-name="T4"> </text:span><text:span text:style-name="T7">users</text:span><text:span text:style-name="T4"> (</text:span><text:span text:style-name="T11">login</text:span><text:span text:style-name="T4">, </text:span><text:span text:style-name="T11">name</text:span><text:span text:style-name="T4">, </text:span><text:span text:style-name="T11">email</text:span><text:span text:style-name="T4">, </text:span><text:span text:style-name="T11">phone</text:span><text:span text:style-name="T4">) </text:span><text:span text:style-name="T1">values</text:span><text:span text:style-name="T4"> (</text:span><text:span text:style-name="T17">'y'</text:span><text:span text:style-name="T4">, </text:span><text:span text:style-name="T17">'Yakov'</text:span><text:span text:style-name="T4">, </text:span><text:span text:style-name="T17">'...@gmail.com'</text:span><text:span text:style-name="T4">,</text:span><text:span text:style-name="T17">'111'</text:span><text:span text:style-name="T4">)</text:span><text:span text:style-name="T13">;</text:span></text:p>
      <text:p text:style-name="P1" loext:marker-style-name="T10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1:54:04.638649843</meta:creation-date>
    <dc:date>2025-08-06T21:55:10.955790592</dc:date>
    <meta:editing-duration>PT1M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88" meta:character-count="733" meta:non-whitespace-character-count="653"/>
  </office:meta>
</office:document-meta>
</file>